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3.3389in" style:rel-column-width="5334*"/>
    </style:style>
    <style:style style:name="Table2.B" style:family="table-column">
      <style:table-column-properties style:column-width="0.7938in" style:rel-column-width="1268*"/>
    </style:style>
    <style:style style:name="Table2.C" style:family="table-column">
      <style:table-column-properties style:column-width="0.4493in" style:rel-column-width="718*"/>
    </style:style>
    <style:style style:name="Table2.D" style:family="table-column">
      <style:table-column-properties style:column-width="1.025in" style:rel-column-width="1638*"/>
    </style:style>
    <style:style style:name="Table2.E" style:family="table-column">
      <style:table-column-properties style:column-width="1.0861in" style:rel-column-width="1735*"/>
    </style:style>
    <style:style style:name="Table2.A1" style:family="table-cell">
      <style:table-cell-properties style:vertical-align="bottom"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b3b3b3"/>
    </style:style>
    <style:style style:name="Table2.C8" style:family="table-cell">
      <style:table-cell-properties fo:padding="0.0382in" fo:border-left="none" fo:border-right="none" fo:border-top="0.0007in solid #000000" fo:border-bottom="none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6354in" style:rel-column-width="4210*"/>
    </style:style>
    <style:style style:name="Table1.B" style:family="table-column">
      <style:table-column-properties style:column-width="2.2986in" style:rel-column-width="3672*"/>
    </style:style>
    <style:style style:name="Table1.C" style:family="table-column">
      <style:table-column-properties style:column-width="1.7597in" style:rel-column-width="2811*"/>
    </style:style>
    <style:style style:name="Table1.A1" style:family="table-cell">
      <style:table-cell-properties style:vertical-align="bottom" fo:padding="0.0382in" fo:border-left="0.0007in solid #cccccc" fo:border-right="none" fo:border-top="0.0007in solid #cccccc" fo:border-bottom="0.0007in solid #cccccc"/>
    </style:style>
    <style:style style:name="Table1.C1" style:family="table-cell">
      <style:table-cell-properties style:vertical-align="bottom" fo:padding="0.0382in" fo:border="0.0007in solid #cccccc"/>
    </style:style>
    <style:style style:name="Table1.A2" style:family="table-cell">
      <style:table-cell-properties fo:padding="0.0382in" fo:border-left="0.0007in solid #cccccc" fo:border-right="none" fo:border-top="none" fo:border-bottom="0.0007in solid #cccccc"/>
    </style:style>
    <style:style style:name="Table1.C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header">
      <style:paragraph-properties fo:margin-top="0.1701in" fo:margin-bottom="0.1701in"/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12"><text:text-input text:description="&lt;o.partner_id.department_company_ext&gt;">o.partner_id.department_company_ext</text:text-input></text:p>
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<text:p text:style-name="P12"><text:text-input text:description="&lt;o.partner_address_id.zip&gt;">o.partner_address_id.zip</text:text-input> <text:text-input text:description="&lt;o.partner_address_id.city&gt;">o.partner_address_id.city</text:text-input></text:p>
      <text:p text:style-name="P12"><text:text-input text:description="&lt;o.partner_address_id.country_id.name&gt;">o.partner_address_id.country_id.name</text:text-input></text:p>
      <text:p text:style-name="P3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A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/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A3" table:number-columns-spanned="2" office:value-type="string">
            <text:p text:style-name="P5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5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5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C8" table:number-columns-spanned="2" office:value-type="string">
            <text:p text:style-name="P4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5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5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4"/>
          </table:table-cell>
          <table:table-cell table:style-name="Table2.C8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5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3-07-20T01:28:22</dc:date>
    <meta:editing-cycles>308</meta:editing-cycles>
    <meta:editing-duration>PT22H33M28S</meta:editing-duration>
    <meta:document-statistic meta:table-count="2" meta:image-count="0" meta:object-count="0" meta:page-count="1" meta:paragraph-count="33" meta:word-count="96" meta:character-count="137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